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top" draw:auto-grow-height="false" fo:min-height="1.914cm" fo:min-width="2.901cm"/>
    </style:style>
    <style:style style:name="gr2" style:family="graphic" style:parent-style-name="standard">
      <style:graphic-properties draw:textarea-horizontal-align="justify" draw:textarea-vertical-align="middle" draw:auto-grow-height="false" fo:min-height="0.7cm" fo:min-width="3.176cm"/>
    </style:style>
    <style:style style:name="gr3" style:family="graphic" style:parent-style-name="standard">
      <style:graphic-properties draw:fill-color="#fffbcc" draw:textarea-horizontal-align="justify" draw:textarea-vertical-align="top" draw:auto-grow-height="false" fo:min-height="4.717cm" fo:min-width="5.0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0.95cm" fo:min-width="0.65cm"/>
    </style:style>
    <style:style style:name="gr6" style:family="graphic" style:parent-style-name="standard">
      <style:graphic-properties draw:textarea-horizontal-align="justify" draw:textarea-vertical-align="middle" draw:auto-grow-height="false" fo:min-height="0.05cm" fo:min-width="0.464cm"/>
    </style:style>
    <style:style style:name="gr7" style:family="graphic" style:parent-style-name="standard">
      <style:graphic-properties draw:fill-color="#fffbcc" draw:textarea-horizontal-align="justify" draw:textarea-vertical-align="top" draw:auto-grow-height="false" fo:min-height="1.914cm" fo:min-width="2.101cm"/>
    </style:style>
    <style:style style:name="gr8" style:family="graphic" style:parent-style-name="standard">
      <style:graphic-properties draw:fill-color="#fffbcc" draw:textarea-horizontal-align="justify" draw:textarea-vertical-align="top" draw:auto-grow-height="false" fo:min-height="2.45cm" fo:min-width="2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loext:graphic-properties draw:fill-color="#fffbcc"/>
      <style:paragraph-properties fo:text-align="start"/>
      <style:text-properties style:font-name="DejaVu Sans Mono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add58a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cm" svg:height="2.7cm" svg:x="23.6cm" svg:y="5.1cm">
          <text:p text:style-name="P1"><text:span text:style-name="T1">//libB.js</text:span><text:span text:style-name="T1"><text:line-break/>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2" draw:text-style-name="P4" draw:layer="layout" svg:width="4.2cm" svg:height="1.9cm" svg:x="18.6cm" svg:y="5.6cm">
          <text:p text:style-name="P3"><text:span text:style-name="T2">Apply rule /*.js/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5.5cm" svg:height="6.2cm" svg:x="0.5cm" svg:y="6.5cm">
          <text:p text:style-name="P1"><text:span text:style-name="T1">//bundle.js</text:span><text:span text:style-name="T1"><text:line-break/></text:span><text:span text:style-name="T1"><text:line-break/></text:span><text:span text:style-name="T1">/** libC.js source */</text:span><text:span text:style-name="T1"><text:line-break/></text:span><text:span text:style-name="T1"><text:line-break/></text:span><text:span text:style-name="T1">/** libA.js source */</text:span><text:span text:style-name="T1"><text:line-break/></text:span><text:span text:style-name="T1"><text:line-break/></text:span><text:span text:style-name="T1">/** libB.js source tranformed</text:span><text:span text:style-name="T1"><text:line-break/></text:span><text:span text:style-name="T1">by loaderA and loaderB */</text:span></text:p>
          <text:p text:style-name="P1"><text:span text:style-name="T1"/></text:p>
          <text:p text:style-name="P1"><text:span text:style-name="T1">/** main.js source */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4" draw:text-style-name="P5" draw:layer="layout" svg:width="4.549cm" svg:height="1.673cm" svg:x="23.051cm" svg:y="3.1cm">
          <draw:text-box>
            <text:p>webpack input<text:line-break/>"module"</text:p>
          </draw:text-box>
        </draw:frame>
        <draw:custom-shape draw:style-name="gr5" draw:text-style-name="P6" draw:layer="layout" svg:width="2.3cm" svg:height="2.4cm" svg:x="15.9cm" svg:y="5.5cm">
          <text:p text:style-name="P3"><text:span text:style-name="T3">Loader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out" svg:width="1.1cm" svg:height="0.6cm" svg:x="14.3cm" svg:y="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2.3cm" svg:height="2.4cm" svg:x="11.6cm" svg:y="5.6cm">
          <text:p text:style-name="P3"><text:span text:style-name="T3">Loade</text:span><text:span text:style-name="T3">r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2.6cm" svg:height="2.7cm" svg:x="13.5cm" svg:y="3cm">
          <text:p text:style-name="P1"><text:span text:style-name="T1">//libB.js</text:span><text:span text:style-name="T1"><text:line-break/></text:span><text:span text:style-name="T1">/* transformed</text:span><text:span text:style-name="T1"><text:line-break/></text:span><text:span text:style-name="T1">by loader A */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8" draw:text-style-name="P2" draw:layer="layout" svg:width="2.6cm" svg:height="2.7cm" svg:x="9.2cm" svg:y="3cm">
          <text:p text:style-name="P1"><text:span text:style-name="T1">//libB.js</text:span><text:span text:style-name="T1"><text:line-break/></text:span><text:span text:style-name="T1">/* transformed</text:span><text:span text:style-name="T1"><text:line-break/></text:span><text:span text:style-name="T1">by loader A </text:span><text:span text:style-name="T1"><text:line-break/></text:span><text:span text:style-name="T1">and loaderB */</text:span><text:span text:style-name="T1"><text:line-break/></text:span><text:span text:style-name="T1"><text:line-break/></text:span><text:span text:style-name="T1">/***/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line draw:style-name="gr9" draw:text-style-name="P7" draw:layer="layout" svg:x1="10.9cm" svg:y1="7.1cm" svg:x2="7.1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9T12:39:26.340186990</meta:creation-date>
    <dc:date>2020-12-29T14:02:44.406216849</dc:date>
    <meta:editing-duration>PT1H23M21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